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Testing Autom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2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3: Testing Autom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ercise 1&amp;2: One volunteer to show the deployment pipelines. Remaining students to criticize the solution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Testing Automa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Levels of testing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Testing Automation</text:p>
          </draw:text-box>
        </draw:frame>
        <draw:frame presentation:style-name="pr2" draw:layer="layout" svg:width="25.199cm" svg:height="12.18cm" svg:x="1.5cm" svg:y="5cm" presentation:class="outline" presentation:user-transformed="true">
          <draw:text-box>
            <text:list text:style-name="L2">
              <text:list-item>
                <text:p>Definition and characteristics of a unit test:</text:p>
                <text:p>https://docs.microsoft.com/en-us/dotnet/core/testing/unit-testing-best-practic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3: Testing Automation</text:p>
          </draw:text-box>
        </draw:frame>
        <draw:frame presentation:style-name="pr2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>Examples:</text:p>
                <text:p>https://www.sanfoundry.com/csharp-program-magnitude-integer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39M35S</meta:editing-duration>
    <meta:editing-cycles>22</meta:editing-cycles>
    <meta:generator>LibreOffice/5.4.3.2$Windows_X86_64 LibreOffice_project/92a7159f7e4af62137622921e809f8546db437e5</meta:generator>
    <dc:date>2019-11-08T14:00:24.560000000</dc:date>
    <meta:document-statistic meta:object-count="41"/>
  </office:meta>
</office:document-meta>
</file>